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2.4cm"/>
    </style:style>
    <style:style style:name="gr2" style:family="graphic" style:parent-style-name="standard">
      <style:graphic-properties draw:textarea-horizontal-align="justify" draw:textarea-vertical-align="middle" draw:auto-grow-height="false" fo:min-height="1.66cm" fo:min-width="2.966cm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6.1cm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4.9cm"/>
    </style:style>
    <style:style style:name="gr5" style:family="graphic" style:parent-style-name="standard">
      <style:graphic-properties draw:textarea-horizontal-align="justify" draw:textarea-vertical-align="middle" draw:auto-grow-height="false" fo:min-height="1.324cm" fo:min-width="3.846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2.1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4.1cm" svg:height="2.7cm" svg:x="8cm" svg:y="5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4.9cm" svg:height="2.7cm" svg:x="13.4cm" svg:y="25.3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6.6cm" svg:height="2.3cm" svg:x="7.3cm" svg:y="8.8cm">
          <text:p text:style-name="P1">N:=12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5.4cm" svg:height="2.5cm" svg:x="2.6cm" svg:y="23.4cm">
          <text:p text:style-name="P1">N:=N+6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6.9cm" svg:height="2.5cm" svg:x="7cm" svg:y="12.4cm">
          <text:p text:style-name="P1">Pisz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4" draw:id="id4" draw:layer="layout" svg:width="5.3cm" svg:height="4cm" svg:x="8.5cm" svg:y="17.3cm">
          <text:p text:style-name="P1">N&lt;1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draw:type="line" svg:x1="10.05cm" svg:y1="8cm" svg:x2="10.6cm" svg:y2="8.8cm" draw:start-shape="id1" draw:start-glue-point="8" draw:end-shape="id2" draw:end-glue-point="0" svg:d="M10050 8000l550 800" svg:viewBox="0 0 551 801">
          <text:p/>
        </draw:connector>
        <draw:connector draw:style-name="gr7" draw:text-style-name="P2" draw:layer="layout" draw:type="line" svg:x1="10.6cm" svg:y1="11.1cm" svg:x2="10.45cm" svg:y2="12.4cm" draw:start-shape="id2" draw:start-glue-point="2" draw:end-shape="id3" draw:end-glue-point="5" svg:d="M10600 11100l-150 1300" svg:viewBox="0 0 151 1301">
          <text:p/>
        </draw:connector>
        <draw:connector draw:style-name="gr7" draw:text-style-name="P2" xml:id="id7" draw:id="id7" draw:layer="layout" draw:type="line" svg:x1="10.45cm" svg:y1="14.9cm" svg:x2="11.15cm" svg:y2="17.3cm" draw:start-shape="id3" draw:start-glue-point="8" draw:end-shape="id4" draw:end-glue-point="4" svg:d="M10450 14900l700 2400" svg:viewBox="0 0 701 2401">
          <text:p/>
        </draw:connector>
        <draw:connector draw:style-name="gr8" draw:text-style-name="P2" draw:layer="layout" svg:x1="13.8cm" svg:y1="19.3cm" svg:x2="15.85cm" svg:y2="25.3cm" draw:start-shape="id4" draw:start-glue-point="7" draw:end-shape="id5" draw:end-glue-point="4" svg:d="M13800 19300h2050v6000" svg:viewBox="0 0 2051 6001">
          <text:p text:style-name="P1">nie</text:p>
        </draw:connector>
        <draw:connector draw:style-name="gr8" draw:text-style-name="P2" draw:layer="layout" svg:x1="8.5cm" svg:y1="19.3cm" svg:x2="5.3cm" svg:y2="23.4cm" draw:start-shape="id4" draw:start-glue-point="5" draw:end-shape="id6" draw:end-glue-point="0" svg:d="M8500 19300h-3200v4100" svg:viewBox="0 0 3201 4101">
          <text:p text:style-name="P1">tak</text:p>
        </draw:connector>
        <draw:connector draw:style-name="gr7" draw:text-style-name="P2" draw:layer="layout" svg:x1="2.6cm" svg:y1="24.65cm" svg:x2="10.8cm" svg:y2="16.1cm" draw:start-shape="id6" draw:start-glue-point="3" draw:end-shape="id7" draw:end-glue-point="0" svg:d="M2600 24650h-501v-8550h8701" svg:viewBox="0 0 8702 8551">
          <text:p/>
        </draw:connector>
        <draw:frame draw:style-name="gr9" draw:text-style-name="P3" draw:layer="layout" svg:width="16.6cm" svg:height="2.6cm" svg:x="1.7cm" svg:y="1.7cm">
          <draw:text-box>
            <text:p>Schemat blokowy algorytmu wypisującego wszystkie dwucyfrowe liczby parzyste podzielne przez 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20:41:11.342000000</meta:creation-date>
    <meta:generator>LibreOffice/5.2.2.2$Windows_X86_64 LibreOffice_project/8f96e87c890bf8fa77463cd4b640a2312823f3ad</meta:generator>
    <dc:date>2017-10-09T21:13:11.467000000</dc:date>
    <meta:editing-duration>PT7M24S</meta:editing-duration>
    <meta:editing-cycles>1</meta:editing-cycles>
    <meta:document-statistic meta:object-count="13"/>
  </office:meta>
</office:document-meta>
</file>